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9.33mm"/>
    </style:style>
    <style:style style:name="co3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4" office:value-type="string" calcext:value-type="string">
            <text:p>FEEDBACK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SEVERITY</text:p>
          </table:table-cell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Lab floor is higher than the rest of the floor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is pretty slippery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lass door trigger areas need checking as they’re very difficult to open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rridor from storage room to armoury has no collider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igns are good :D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“Room leads to room” signage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signs above the corridors in the biosphere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door animation looks good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door isn’t flush with the floor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moving up stairs is weird as they attach to the sides of the stair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rosshair would probably be better than a dot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Acid spit would be cool”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aliens can’t go from pillar to ceiling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s in the ceiling are difficult to get into</text:p>
          </table:table-cell>
          <table:table-cell table:number-columns-repeated="2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6T09:20:28.817000000</meta:creation-date>
    <meta:generator>LibreOffice/6.3.1.2$Windows_X86_64 LibreOffice_project/b79626edf0065ac373bd1df5c28bd630b4424273</meta:generator>
    <dc:date>2020-03-06T09:47:28.417000000</dc:date>
    <meta:editing-duration>PT29S</meta:editing-duration>
    <meta:editing-cycles>1</meta:editing-cycles>
    <meta:document-statistic meta:table-count="1" meta:cell-count="32" meta:object-count="0"/>
  </office:meta>
</office:document-meta>
</file>